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Helvetica Neue" svg:font-family="Helvetica Neue"/>
  </office:font-face-decls>
  <office:automatic-styles>
    <style:style style:name="P1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 Neue" fo:font-size="12.0pt" fo:color="#dcdcdc" fo:background-color="#1e1e1e"/>
    </style:style>
    <style:style style:name="P2" style:family="paragraph" style:parent-style-name="Standard">
      <style:paragraph-properties fo:margin-bottom="0.1389in"/>
      <style:text-properties style:font-name="Courier" fo:font-size="11.0pt" fo:color="#dcdcdc" fo:background-color="#27292c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ourier" fo:font-size="11.0pt" fo:color="#dcdcdc" fo:background-color="#27292c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letter-spacing="0.0000in"/>
    </style:style>
    <style:style style:name="T4" style:family="text">
      <style:text-properties style:font-name="Courier" fo:font-size="11.0pt" fo:font-size-asian="11.0pt" fo:font-size-complex="11.0pt" fo:letter-spacing="0.0000in" fo:background-color="#27292c"/>
    </style:style>
    <style:style style:name="T5" style:family="text">
      <style:text-properties style:font-name="Helvetica Neue" fo:font-size="12.0pt" fo:font-size-asian="12.0pt" fo:font-size-complex="12.0pt" fo:font-weight="bold" fo:font-weight-asian="bold" fo:font-weight-complex="bold" fo:letter-spacing="0.0000in" fo:background-color="#1e1e1e"/>
    </style:style>
    <style:style style:name="T6" style:family="text">
      <style:text-properties style:font-name="Helvetica Neue" fo:font-size="12.0pt" fo:font-size-asian="12.0pt" fo:font-size-complex="12.0pt" fo:font-weight="bold" fo:font-weight-asian="bold" fo:font-weight-complex="bold" fo:background-color="#1e1e1e"/>
    </style:style>
    <style:style style:name="T7" style:family="text">
      <style:text-properties style:font-name="Helvetica Neue" fo:font-size="12.0pt" fo:font-size-asian="12.0pt" fo:font-size-complex="12.0pt" fo:letter-spacing="0.0000in" fo:background-color="#1e1e1e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list text:style-name="L1">
        <text:list-item>
          <text:p text:style-name="P1"><text:span text:style-name="T1"/><text:span text:style-name="T2">Ishan Kisha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Nicholas Poora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Heinrich Klaase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KL Rahul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Jos Buttle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Phil Salt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anju Samso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ishabh Pant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Jitesh Sharm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Prabhsimran Singh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yan Rickelto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Dhruv Jurel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S Dhoni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bishek Porel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Josh Inglis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Quinton de Kock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Urvil Patel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Tim Seifert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Kartik Sharm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Donovan Ferreir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Finn Alle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alil Aror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Jordan Cox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Ben Duckett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nuj Rawat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obin Minz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Vishnu Vinod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Tom Banto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Lhuan-dre Pretorius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Tejasvi Singh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avi Singh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Kumar Kushagr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ukul Choudhary 0 pt</text:span><text:span text:style-name="T3"> (DIV, className: </text:span><text:span text:style-name="T4">m11c-plyrSel__name</text:span><text:span text:style-name="T3">)</text:span></text:p>
        </text:list-item>
      </text:list>
      <text:p text:style-name="P2"><text:span text:style-name="T5">Elements with classes </text:span><text:span text:style-name="T2">m11c-tbl__cell m11c-tbl__cell--amt</text:span><text:span text:style-name="T5">:</text:span></text:p>
      <text:list text:style-name="L1">
        <text:list-item>
          <text:p text:style-name="P3"><text:span text:style-name="T6"/><text:span text:style-name="T5">Credits</text:span><text:span text:style-name="T7"> (DIV, className: </text:span><text:span text:style-name="T3">m11c-tbl__cell m11c-tbl__cell--amt m11c-active--dw</text:span><text:span text:style-name="T7">)</text:span></text:p>
        </text:list-item>
        <text:list-item>
          <text:p text:style-name="P3"><text:span text:style-name="T6"/><text:span text:style-name="T5">10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